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2" style:family="paragraph" style:parent-style-name="Standard" style:list-style-name="L5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0f9342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0e7023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0f9342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8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9" style:family="text">
      <style:text-properties fo:color="#999999" loext:opacity="100%" style:font-name="Calibri" fo:font-size="14.1000003814697pt" fo:font-weight="bold" officeooo:rsid="000f9342" fo:background-color="transparent" loext:char-shading-value="0" style:font-name-asian="Calibri" style:font-name-complex="Calibri"/>
    </style:style>
    <style:style style:name="T10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2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3" style:family="text">
      <style:text-properties officeooo:rsid="000f9342"/>
    </style:style>
    <style:style style:name="T14" style:family="text">
      <style:text-properties officeooo:rsid="00108fcf"/>
    </style:style>
    <style:style style:name="T15" style:family="text">
      <style:text-properties officeooo:rsid="0011ae4e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697in" draw:visible-area-height="1.969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loext:num-list-format="%1%" text:bullet-char="•">
        <style:list-level-properties text:space-before="0.25in" text:min-label-width="0.25in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25in" text:min-label-width="0.25in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0</text:span><text:span text:style-name="T3">1</text:span><text:span text:style-name="T4">6</text:span><text:span text:style-name="T5"><text:line-break/></text:span><text:span text:style-name="T6">An Amateur Radio Companion</text:span></text:p>
      <text:p text:style-name="P2"><text:span text:style-name="T8">October </text:span><text:span text:style-name="T9">16</text:span><text:span text:style-name="T8">th</text:span><text:span text:style-name="T10">, 202</text:span><text:span text:style-name="T11">2</text:span></text:p>
      <text:p text:style-name="P4"/>
      <text:p text:style-name="P6">General Information</text:p>
      <text:p text:style-name="P5"/>
      <text:p text:style-name="P11"/>
      <text:p text:style-name="P11">We’ve been busy with updates! <text:s/>Lots of improvements and more to come, notably Internationalization! </text:p>
      <text:p text:style-name="P5"/>
      <text:p text:style-name="P7">As always if you find any bugs or have any suggestions or comments, <text:span text:style-name="T15">w</text:span>e welcome those in our Groups.IO, Discord <text:span text:style-name="T14">and Facebook </text:span>channels. </text:p>
      <text:p text:style-name="P5"/>
      <text:p text:style-name="P10">Changelog</text:p>
      <text:list xml:id="list1135812445" text:style-name="L5">
        <text:list-item>
          <text:p text:style-name="P13">Fix issue with map blanking when upgrading</text:p>
        </text:list-item>
        <text:list-item>
          <text:p text:style-name="P13">Fix some POTA callers not showing in call roster</text:p>
        </text:list-item>
        <text:list-item>
          <text:p text:style-name="P13">Fix DXCC none (/MM) not showing in call roster</text:p>
        </text:list-item>
        <text:list-item>
          <text:p text:style-name="P13"><text:span text:style-name="T13">N</text:span>ew wanted callsign Regex in call roster</text:p>
        </text:list-item>
        <text:list-item>
          <text:p text:style-name="P13">New 'No Unknown DXCC' exception in call roster</text:p>
        </text:list-item>
        <text:list-item>
          <text:p text:style-name="P12">Award tracker now shows wanted options for highlighting</text:p>
        </text:list-item>
        <text:list-item>
          <text:p text:style-name="P12">Small performance improvements and installation size reduction</text:p>
        </text:list-item>
      </text:list>
      <text:p text:style-name="P5"/>
      <text:p text:style-name="P8"/>
      <text:p text:style-name="P5"/>
      <text:p text:style-name="P7">GridTracker is:</text:p>
      <text:p text:style-name="P7">Copyright © 2018-202<text:span text:style-name="T13">2</text:span> by Stephen ‘Tag’ Loomis</text:p>
      <text:p text:style-name="P7">Copyright © 2020-2022 by GridTracker.org</text:p>
      <text:p text:style-name="P7">All rights reserved.</text:p>
      <text:p text:style-name="P5"/>
      <text:p text:style-name="P7">GridTracker uses the OSS compliant BSD 3 Clause License</text:p>
      <text:p text:style-name="P3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12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6T13:03:54.296000000</dc:date>
    <meta:editing-duration>PT8M16S</meta:editing-duration>
    <meta:editing-cycles>8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19" meta:word-count="144" meta:character-count="932" meta:non-whitespace-character-count="811"/>
  </office:meta>
</office:document-meta>
</file>